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27e3" officeooo:paragraph-rsid="001c27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mple tex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6T12:58:17.646821398</meta:creation-date>
    <dc:date>2019-10-16T14:14:04.446651701</dc:date>
    <meta:editing-duration>PT1H5M26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3.2.2$MacOSX_X86_64 LibreOffice_project/98b30e735bda24bc04ab42594c85f7fd8be07b9c</meta:generator>
  </office:meta>
</office:document-meta>
</file>